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svg:stroke-width="0.1cm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dash" draw:stroke-dash="Ultrafine_20_Dashed" svg:stroke-width="0.01cm" draw:marker-start-width="0.215cm" draw:marker-end-width="0.215cm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1cm" draw:marker-start="Arrow" draw:marker-start-width="0.215cm" draw:marker-end="Arrow" draw:marker-end-width="0.215cm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style:font-name="Century Schoolbook L" fo:font-style="italic" style:font-style-asian="italic" style:font-style-complex="italic"/>
    </style:style>
    <style:style style:name="T1" style:family="text">
      <style:text-properties style:font-name="Century Schoolbook L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0.8cm" svg:y1="1.2cm" svg:x2="1.6cm" svg:y2="1.2cm">
          <text:p/>
        </draw:line>
        <draw:line draw:style-name="gr1" draw:text-style-name="P1" draw:layer="layout" svg:x1="6.6cm" svg:y1="1.2cm" svg:x2="7.3cm" svg:y2="1.2cm">
          <text:p/>
        </draw:line>
        <draw:g>
          <draw:line draw:style-name="gr1" draw:text-style-name="P1" draw:layer="layout" svg:x1="1.134cm" svg:y1="1.047cm" svg:x2="1.9cm" svg:y2="1.049cm">
            <text:p/>
          </draw:line>
          <draw:custom-shape draw:style-name="gr2" draw:text-style-name="P1" draw:layer="layout" svg:width="0.152cm" svg:height="0.151cm" svg:x="1.234cm" svg:y="1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51cm" svg:height="0.151cm" svg:x="1.689cm" svg:y="1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.652cm" svg:y1="1.047cm" svg:x2="1.515cm" svg:y2="0.81cm">
            <text:p/>
          </draw:line>
          <draw:line draw:style-name="gr3" draw:text-style-name="P1" draw:layer="layout" svg:x1="1.36cm" svg:y1="1.047cm" svg:x2="1.515cm" svg:y2="0.81cm">
            <text:p/>
          </draw:line>
          <draw:line draw:style-name="gr3" draw:text-style-name="P1" draw:layer="layout" svg:x1="1.515cm" svg:y1="0.81cm" svg:x2="1.515cm" svg:y2="0.45cm">
            <text:p/>
          </draw:line>
          <draw:line draw:style-name="gr3" draw:text-style-name="P1" draw:layer="layout" svg:x1="1.74cm" svg:y1="0.75cm" svg:x2="1.515cm" svg:y2="0.511cm">
            <text:p/>
          </draw:line>
          <draw:line draw:style-name="gr3" draw:text-style-name="P1" draw:layer="layout" svg:x1="1.24cm" svg:y1="0.75cm" svg:x2="1.515cm" svg:y2="0.511cm">
            <text:p/>
          </draw:line>
          <draw:custom-shape draw:style-name="gr4" draw:text-style-name="P1" draw:layer="layout" svg:width="0.216cm" svg:height="0.216cm" svg:x="1.381cm" svg:y="0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.806cm" svg:y1="1.905cm" svg:x2="2.188cm" svg:y2="2.569cm">
            <text:p/>
          </draw:line>
          <draw:custom-shape draw:style-name="gr2" draw:text-style-name="P1" draw:layer="layout" svg:width="0.152cm" svg:height="0.151cm" draw:transform="rotate (-1.0464994194958) translate (1.854cm 1.9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51cm" svg:height="0.151cm" draw:transform="rotate (-1.0464994194958) translate (2.082cm 2.3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.065cm" svg:y1="2.353cm" svg:x2="2.202cm" svg:y2="2.116cm">
            <text:p/>
          </draw:line>
          <draw:line draw:style-name="gr3" draw:text-style-name="P1" draw:layer="layout" svg:x1="1.919cm" svg:y1="2.101cm" svg:x2="2.202cm" svg:y2="2.117cm">
            <text:p/>
          </draw:line>
          <draw:line draw:style-name="gr3" draw:text-style-name="P1" draw:layer="layout" svg:x1="2.202cm" svg:y1="2.116cm" svg:x2="2.514cm" svg:y2="1.936cm">
            <text:p/>
          </draw:line>
          <draw:line draw:style-name="gr3" draw:text-style-name="P1" draw:layer="layout" svg:x1="2.366cm" svg:y1="2.281cm" svg:x2="2.46cm" svg:y2="1.967cm">
            <text:p/>
          </draw:line>
          <draw:line draw:style-name="gr3" draw:text-style-name="P1" draw:layer="layout" svg:x1="2.116cm" svg:y1="1.848cm" svg:x2="2.461cm" svg:y2="1.966cm">
            <text:p/>
          </draw:line>
          <draw:custom-shape draw:style-name="gr4" draw:text-style-name="P1" draw:layer="layout" svg:width="0.216cm" svg:height="0.216cm" draw:transform="rotate (-1.0464994194958) translate (2.621cm 1.7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3.774cm" svg:y1="3.547cm" svg:x2="4.54cm" svg:y2="3.549cm">
            <text:p/>
          </draw:line>
          <draw:custom-shape draw:style-name="gr2" draw:text-style-name="P1" draw:layer="layout" svg:width="0.152cm" svg:height="0.151cm" svg:x="3.874cm" svg:y="3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151cm" svg:height="0.151cm" svg:x="4.329cm" svg:y="3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.292cm" svg:y1="3.547cm" svg:x2="4.155cm" svg:y2="3.31cm">
            <text:p/>
          </draw:line>
          <draw:line draw:style-name="gr3" draw:text-style-name="P1" draw:layer="layout" svg:x1="4cm" svg:y1="3.547cm" svg:x2="4.155cm" svg:y2="3.31cm">
            <text:p/>
          </draw:line>
          <draw:line draw:style-name="gr3" draw:text-style-name="P1" draw:layer="layout" svg:x1="4.155cm" svg:y1="3.31cm" svg:x2="4.155cm" svg:y2="2.95cm">
            <text:p/>
          </draw:line>
          <draw:line draw:style-name="gr3" draw:text-style-name="P1" draw:layer="layout" svg:x1="4.38cm" svg:y1="3.25cm" svg:x2="4.155cm" svg:y2="3.011cm">
            <text:p/>
          </draw:line>
          <draw:line draw:style-name="gr3" draw:text-style-name="P1" draw:layer="layout" svg:x1="3.88cm" svg:y1="3.25cm" svg:x2="4.155cm" svg:y2="3.011cm">
            <text:p/>
          </draw:line>
          <draw:custom-shape draw:style-name="gr4" draw:text-style-name="P1" draw:layer="layout" svg:width="0.216cm" svg:height="0.216cm" svg:x="4.021cm" svg:y="2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2cm" svg:y1="0.8cm" svg:x2="2.165cm" svg:y2="1.351cm">
          <text:p/>
        </draw:line>
        <draw:line draw:style-name="gr5" draw:text-style-name="P1" draw:layer="layout" svg:x1="2.701cm" svg:y1="2.2cm" svg:x2="3.37cm" svg:y2="2.7cm">
          <text:p/>
        </draw:line>
        <draw:line draw:style-name="gr5" draw:text-style-name="P1" draw:layer="layout" svg:x1="4.502cm" svg:y1="2.9cm" svg:x2="5.497cm" svg:y2="2.862cm">
          <text:p/>
        </draw:line>
        <draw:frame draw:style-name="gr6" draw:layer="layout" svg:width="1cm" svg:height="0.89cm" svg:x="0.3cm" svg:y="0.1cm">
          <draw:text-box>
            <text:p>A</text:p>
          </draw:text-box>
        </draw:frame>
        <draw:frame draw:style-name="gr6" draw:layer="layout" svg:width="1cm" svg:height="0.89cm" svg:x="2.8cm" svg:y="1.314cm">
          <draw:text-box>
            <text:p>B</text:p>
          </draw:text-box>
        </draw:frame>
        <draw:frame draw:style-name="gr6" draw:layer="layout" svg:width="1cm" svg:height="0.89cm" svg:x="3.7cm" svg:y="1.9cm">
          <draw:text-box>
            <text:p>C</text:p>
          </draw:text-box>
        </draw:frame>
        <draw:line draw:style-name="gr7" draw:text-style-name="P1" draw:layer="layout" svg:x1="4.6cm" svg:y1="3.7cm" svg:x2="0.6cm" svg:y2="3.7cm">
          <text:p/>
        </draw:line>
        <draw:line draw:style-name="gr8" draw:text-style-name="P1" draw:layer="layout" svg:x1="1.1cm" svg:y1="1.2cm" svg:x2="1.1cm" svg:y2="3.7cm">
          <text:p/>
        </draw:line>
        <draw:frame draw:style-name="gr6" draw:text-style-name="P2" draw:layer="layout" svg:width="1cm" svg:height="1.094cm" svg:x="0.4cm" svg:y="2cm">
          <draw:text-box>
            <text:p><text:span text:style-name="T1">h</text:span></text:p>
          </draw:text-box>
        </draw:frame>
        <draw:path draw:style-name="gr9" draw:text-style-name="P1" draw:layer="layout" svg:width="2.499cm" svg:height="2.499cm" draw:transform="rotate (-1.5707963267949) translate (4.09999999999703cm 1.19999999999703cm)" svg:viewBox="0 0 2500 2500" svg:d="M0 2500c2500 0 2500-2500 2500-2500">
          <text:p/>
        </draw:path>
        <draw:path draw:style-name="gr9" draw:text-style-name="P1" draw:layer="layout" svg:width="2.499cm" svg:height="2.499cm" draw:transform="rotate (1.5707963267949) translate (4.1cm 3.7cm)" svg:viewBox="0 0 2500 2500" svg:d="M2500 2500c-2500 0-2500-2500-2500-25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1" style:font-size-asian="24pt" style:language-asian="ja" style:country-asian="JP" style:font-name-complex="IPAMonaPGothic1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1" style:font-family-asian="IPAMonaPGothic" style:font-family-generic-asian="system" style:font-pitch-asian="variable" style:font-size-asian="18pt" style:font-style-asian="normal" style:font-weight-asian="normal" style:font-name-complex="IPAMonaPGothic1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creator>Nasahara Kenlo</dc:creator>
    <dc:date>2016-03-21T22:40:59.772378883</dc:date>
    <meta:editing-cycles>23</meta:editing-cycles>
    <meta:editing-duration>PT6H21M26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